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274pt"/>
    </style:style>
    <style:style style:name="co3" style:family="table-column">
      <style:table-column-properties fo:break-before="auto" style:column-width="387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12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53.51pt" svg:height="255.09pt" svg:x="815.1pt" svg:y="95.41pt">
            <draw:object draw:notify-on-update-of-ranges="Sheet1.A1:Sheet1.A1 Sheet1.A2:Sheet1.A10 Sheet1.B1:Sheet1.B1 Sheet1.B2:Sheet1.B10 Sheet1.C1:Sheet1.C1 Sheet1.C2:Sheet1.C10" xlink:href="./Object 1" xlink:type="simple" xlink:show="embed" xlink:actuate="onLoad">
              <loext:p text:style-name="P1">Op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453.51pt" svg:height="255.09pt" svg:x="363.26pt" svg:y="2.83pt">
            <draw:object draw:notify-on-update-of-ranges="Sheet1.E1:Sheet1.E1 Sheet1.E2:Sheet1.E6 Sheet1.F1:Sheet1.F1 Sheet1.F2:Sheet1.F6 Sheet1.G1:Sheet1.G1 Sheet1.G2:Sheet1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Optimized ( with reduction)</text:p>
          </table:table-cell>
          <table:table-cell office:value-type="string" calcext:value-type="string">
            <text:p>Naive ( with atomic)</text:p>
          </table:table-cell>
          <table:table-cell table:number-columns-repeated="2"/>
          <table:table-cell office:value-type="string" calcext:value-type="string">
            <text:p>Optimized ( with reduction)</text:p>
          </table:table-cell>
          <table:table-cell office:value-type="string" calcext:value-type="string">
            <text:p>Naive ( with atomi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8" calcext:value-type="float">
            <text:p>12.98</text:p>
          </table:table-cell>
          <table:table-cell office:value-type="float" office:value="15.74" calcext:value-type="float">
            <text:p>15.7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06623" calcext:value-type="float">
            <text:p>0.006623</text:p>
          </table:table-cell>
          <table:table-cell office:value-type="float" office:value="0.01451" calcext:value-type="float">
            <text:p>0.01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77" calcext:value-type="float">
            <text:p>3.877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006623" calcext:value-type="float">
            <text:p>0.006623</text:p>
          </table:table-cell>
          <table:table-cell office:value-type="float" office:value="0.04225" calcext:value-type="float">
            <text:p>0.04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953" calcext:value-type="float">
            <text:p>4.953</text:p>
          </table:table-cell>
          <table:table-cell office:value-type="float" office:value="80.38" calcext:value-type="float">
            <text:p>80.38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0.05292" calcext:value-type="float">
            <text:p>0.05292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37" calcext:value-type="float">
            <text:p>3.937</text:p>
          </table:table-cell>
          <table:table-cell office:value-type="float" office:value="75.83" calcext:value-type="float">
            <text:p>75.83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0.4575" calcext:value-type="float">
            <text:p>0.4575</text:p>
          </table:table-cell>
          <table:table-cell office:value-type="float" office:value="8.011" calcext:value-type="float">
            <text:p>8.0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274" calcext:value-type="float">
            <text:p>5.274</text:p>
          </table:table-cell>
          <table:table-cell office:value-type="float" office:value="70.08" calcext:value-type="float">
            <text:p>70.08</text:p>
          </table:table-cell>
          <table:table-cell/>
          <table:table-cell office:value-type="float" office:value="1000000000" calcext:value-type="float">
            <text:p>1000000000</text:p>
          </table:table-cell>
          <table:table-cell office:value-type="float" office:value="4.936" calcext:value-type="float">
            <text:p>4.936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269" calcext:value-type="float">
            <text:p>6.269</text:p>
          </table:table-cell>
          <table:table-cell office:value-type="float" office:value="73.05" calcext:value-type="float">
            <text:p>73.0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256" calcext:value-type="float">
            <text:p>6.256</text:p>
          </table:table-cell>
          <table:table-cell office:value-type="float" office:value="82.35" calcext:value-type="float">
            <text:p>82.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107" calcext:value-type="float">
            <text:p>5.107</text:p>
          </table:table-cell>
          <table:table-cell office:value-type="float" office:value="80.7" calcext:value-type="float">
            <text:p>80.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033" calcext:value-type="float">
            <text:p>5.033</text:p>
          </table:table-cell>
          <table:table-cell office:value-type="float" office:value="78.21" calcext:value-type="float">
            <text:p>78.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22:20:24.931404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1:59:59.554271467</meta:creation-date>
    <dc:date>2020-04-06T22:29:17.784225798</dc:date>
    <meta:editing-duration>PT18M45S</meta:editing-duration>
    <meta:editing-cycles>5</meta:editing-cycles>
    <meta:generator>LibreOffice/6.0.7.3$Linux_X86_64 LibreOffice_project/00m0$Build-3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Time vs No of threads</text:p>
        </chart:title>
        <chart:legend chart:legend-position="end" svg:x="10.555cm" svg:y="3.952cm" style:legend-expansion="high" chart:style-name="ch3"/>
        <chart:plot-area chart:style-name="ch4" table:cell-range-address="Sheet1.A1:Sheet1.C10" chart:data-source-has-labels="both" svg:x="1.331cm" svg:y="1.275cm" svg:width="8.904cm" svg:height="6.564cm">
          <chartooo:coordinate-region svg:x="1.952cm" svg:y="1.474cm" svg:width="7.91cm" svg:height="5.718cm"/>
          <chart:axis chart:dimension="x" chart:name="primary-x" chart:style-name="ch5" chartooo:axis-type="auto">
            <chart:title svg:x="4.76cm" svg:y="8.019cm" chart:style-name="ch6">
              <text:p>No of threads</text:p>
            </chart:title>
            <chart:categories table:cell-range-address="Sheet1.A2:Sheet1.A10"/>
            <chart:grid chart:style-name="ch7" chart:class="major"/>
          </chart:axis>
          <chart:axis chart:dimension="y" chart:name="primary-y" chart:style-name="ch5">
            <chart:title svg:x="0.451cm" svg:y="5.501cm" chart:style-name="ch8">
              <text:p>Time(in sec)</text:p>
            </chart:title>
            <chart:grid chart:style-name="ch7" chart:class="major"/>
          </chart:axis>
          <chart:series chart:style-name="ch9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10" chart:values-cell-range-address="Sheet1.C2:Sheet1.C10" chart:label-cell-address="Sheet1.C1:Sheet1.C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ized ( with reduction)</text:p>
                <draw:g>
                  <svg:desc>Sheet1.B1:Sheet1.B1</svg:desc>
                </draw:g>
              </table:table-cell>
              <table:table-cell office:value-type="string">
                <text:p>Naive ( with atomic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12.98">
                <text:p>12.98</text:p>
                <draw:g>
                  <svg:desc>Sheet1.B2:Sheet1.B10</svg:desc>
                </draw:g>
              </table:table-cell>
              <table:table-cell office:value-type="float" office:value="15.74">
                <text:p>15.74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877">
                <text:p>3.877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953">
                <text:p>4.953</text:p>
              </table:table-cell>
              <table:table-cell office:value-type="float" office:value="80.38">
                <text:p>80.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37">
                <text:p>3.937</text:p>
              </table:table-cell>
              <table:table-cell office:value-type="float" office:value="75.83">
                <text:p>75.8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274">
                <text:p>5.274</text:p>
              </table:table-cell>
              <table:table-cell office:value-type="float" office:value="70.08">
                <text:p>70.0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269">
                <text:p>6.269</text:p>
              </table:table-cell>
              <table:table-cell office:value-type="float" office:value="73.05">
                <text:p>73.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256">
                <text:p>6.256</text:p>
              </table:table-cell>
              <table:table-cell office:value-type="float" office:value="82.35">
                <text:p>82.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.107">
                <text:p>5.10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.033">
                <text:p>5.033</text:p>
              </table:table-cell>
              <table:table-cell office:value-type="float" office:value="78.21">
                <text:p>78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4cm" svg:y="0.316cm" chart:style-name="ch2">
          <text:p>Time vs Steps (precision)</text:p>
        </chart:title>
        <chart:legend chart:legend-position="end" svg:x="10.555cm" svg:y="3.952cm" style:legend-expansion="high" chart:style-name="ch3"/>
        <chart:plot-area chart:style-name="ch4" table:cell-range-address="Sheet1.E1:Sheet1.G6" chart:data-source-has-labels="both" svg:x="1.248cm" svg:y="1.195cm" svg:width="8.903cm" svg:height="6.563cm">
          <chartooo:coordinate-region svg:x="1.869cm" svg:y="1.394cm" svg:width="7.354cm" svg:height="5.717cm"/>
          <chart:axis chart:dimension="x" chart:name="primary-x" chart:style-name="ch5" chartooo:axis-type="auto">
            <chart:title svg:x="5.232cm" svg:y="7.938cm" chart:style-name="ch6">
              <text:p>Steps</text:p>
            </chart:title>
            <chart:categories table:cell-range-address="Sheet1.E2:Sheet1.E6"/>
          </chart:axis>
          <chart:axis chart:dimension="y" chart:name="primary-y" chart:style-name="ch5">
            <chart:title svg:x="0.368cm" svg:y="5.459cm" chart:style-name="ch7">
              <text:p>Time (in sec)</text:p>
            </chart:title>
            <chart:grid chart:style-name="ch8" chart:class="major"/>
          </chart:axis>
          <chart:series chart:style-name="ch9" chart:values-cell-range-address="Sheet1.F2:Sheet1.F6" chart:label-cell-address="Sheet1.F1:Sheet1.F1" chart:class="chart:scatter">
            <chart:domain table:cell-range-address="Sheet1.E2:Sheet1.E6"/>
            <chart:data-point chart:repeated="5"/>
          </chart:series>
          <chart:series chart:style-name="ch10" chart:values-cell-range-address="Sheet1.G2:Sheet1.G6" chart:label-cell-address="Sheet1.G1:Sheet1.G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ized ( with reduction)</text:p>
                <draw:g>
                  <svg:desc>Sheet1.F1:Sheet1.F1</svg:desc>
                </draw:g>
              </table:table-cell>
              <table:table-cell office:value-type="string">
                <text:p>Naive ( with atomic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E2:Sheet1.E6</svg:desc>
                </draw:g>
              </table:table-cell>
              <table:table-cell office:value-type="float" office:value="0.006623">
                <text:p>0.006623</text:p>
                <draw:g>
                  <svg:desc>Sheet1.F2:Sheet1.F6</svg:desc>
                </draw:g>
              </table:table-cell>
              <table:table-cell office:value-type="float" office:value="0.01451">
                <text:p>0.01451</text:p>
                <draw:g>
                  <svg:desc>Sheet1.G2:Sheet1.G6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6623">
                <text:p>0.006623</text:p>
              </table:table-cell>
              <table:table-cell office:value-type="float" office:value="0.04225">
                <text:p>0.042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5292">
                <text:p>0.05292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4575">
                <text:p>0.4575</text:p>
              </table:table-cell>
              <table:table-cell office:value-type="float" office:value="8.011">
                <text:p>8.011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4.936">
                <text:p>4.936</text:p>
              </table:table-cell>
              <table:table-cell office:value-type="float" office:value="80.7">
                <text:p>8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